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myData"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</table:table-row>
        <table:table-row>
          <table:table-cell/>
          <table:table-cell office:value-type="string">
            <text:p>Country</text:p>
          </table:table-cell>
          <table:table-cell office:value-type="string">
            <text:p>Year</text:p>
          </table:table-cell>
          <table:table-cell office:value-type="string">
            <text:p>forarea</text:p>
          </table:table-cell>
          <table:table-cell office:value-type="string">
            <text:p>forvol</text:p>
          </table:table-cell>
        </table:table-row>
        <table:table-row>
          <table:table-cell/>
          <table:table-cell office:value-type="string">
            <text:p>Germany</text:p>
          </table:table-cell>
          <table:table-cell office:value-type="float" office:value="2000"/>
          <table:table-cell office:value-type="float" office:value="11.354"/>
          <table:table-cell office:value-type="float" office:value="3381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00"/>
          <table:table-cell office:value-type="float" office:value="15.288"/>
          <table:table-cell office:value-type="float" office:value="2254.28"/>
        </table:table-row>
        <table:table-row>
          <table:table-cell/>
          <table:table-cell office:value-type="string">
            <text:p>Italy</text:p>
          </table:table-cell>
          <table:table-cell office:value-type="float" office:value="2000"/>
          <table:table-cell office:value-type="float" office:value="8.36925"/>
          <table:table-cell office:value-type="float" office:value="1058.71"/>
        </table:table-row>
        <table:table-row>
          <table:table-cell/>
          <table:table-cell office:value-type="string">
            <text:p>Sweden</text:p>
          </table:table-cell>
          <table:table-cell office:value-type="float" office:value="2000"/>
          <table:table-cell office:value-type="float" office:value="28.163"/>
          <table:table-cell office:value-type="float" office:value="3184.67"/>
        </table:table-row>
        <table:table-row>
          <table:table-cell/>
          <table:table-cell office:value-type="string">
            <text:p>Germany</text:p>
          </table:table-cell>
          <table:table-cell office:value-type="float" office:value="2020"/>
          <table:table-cell office:value-type="float" office:value="11.419"/>
          <table:table-cell office:value-type="float" office:value="3663.0"/>
        </table:table-row>
        <table:table-row>
          <table:table-cell/>
          <table:table-cell office:value-type="string">
            <text:p>France</text:p>
          </table:table-cell>
          <table:table-cell office:value-type="float" office:value="2020"/>
          <table:table-cell office:value-type="float" office:value="17.253"/>
          <table:table-cell office:value-type="float" office:value="3055.83"/>
        </table:table-row>
        <table:table-row>
          <table:table-cell/>
          <table:table-cell office:value-type="string">
            <text:p>Italy</text:p>
          </table:table-cell>
          <table:table-cell office:value-type="float" office:value="2020"/>
          <table:table-cell office:value-type="float" office:value="9.56613"/>
          <table:table-cell office:value-type="float" office:value="1424.4"/>
        </table:table-row>
        <table:table-row>
          <table:table-cell/>
          <table:table-cell office:value-type="string">
            <text:p>Sweden</text:p>
          </table:table-cell>
          <table:table-cell office:value-type="float" office:value="2020"/>
          <table:table-cell office:value-type="float" office:value="27.98"/>
          <table:table-cell office:value-type="float" office:value="3653.91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5-01T14:26:22.663030</meta:creation-date>
    <dc:date>2022-05-01T14:48:48.257988</dc:date>
    <meta:generator>http://pypi.python.org/pypi/ezodf/0.1.0$Python3.8.10 (default, Mar 15 2022, 12:22:08) 
[GCC 9.4.0]</meta:generator>
    <meta:document-statistic/>
    <meta:editing-cycles>2</meta:editing-cycles>
  </office:meta>
</office:document-meta>
</file>